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setembr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9 - PR-AC - PROCURADORIA DA REPUBLICA - AC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GAR DE OLIVEIRA SILVA - CPF: 561.441.99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3 a 05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text:s/>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5/09/2023</text:p>
          </table:table-cell>
          <table:covered-table-cell/>
          <table:table-cell office:value-type="string" table:number-columns-spanned="8" table:number-rows-spanned="1" table:style-name="ce22">
            <text:p>ACRE PARAFUSOS IMPORTAÇÃO E EXPORT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2.301.164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DE PROTEÇÃO INDIVIDUAL, PARA SER UTILIZADO NA VIAGEM A TERRA INDIGENA HUNI KUIN, COM O PROCURADOR DR. LUIDGI M. PAIVA DOS SAN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,8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06/2023 a 08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5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3</text:p>
          </table:table-cell>
          <table:covered-table-cell/>
          <table:table-cell office:value-type="string" table:number-columns-spanned="8" table:number-rows-spanned="1" table:style-name="ce22">
            <text:p>CARLOS ALBERTO DA SILVA</text:p>
          </table:table-cell>
          <table:covered-table-cell table:number-columns-repeated="7"/>
          <table:table-cell office:value-type="string" table:number-columns-spanned="3" table:number-rows-spanned="1" table:style-name="ce21">
            <text:p>30.368.600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MANUTENÇÃO NA BOMBA HIDRÁULICA DO RESERVATÓRIO DE ÁGU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UVIO LUIZ PEDROSA - CPF: 005.231.216-0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09/2023 a 05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9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1/09/2023</text:p>
          </table:table-cell>
          <table:covered-table-cell/>
          <table:table-cell office:value-type="string" table:number-columns-spanned="8" table:number-rows-spanned="1" table:style-name="ce22">
            <text:p>CCR AUTO PEÇ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64.234.07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FECÇÃO DE CHAVE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09/2023 a 21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3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09/2023</text:p>
          </table:table-cell>
          <table:covered-table-cell/>
          <table:table-cell office:value-type="string" table:number-columns-spanned="8" table:number-rows-spanned="1" table:style-name="ce22">
            <text:p>COMARCO COMERCIAL ARAGUARI INDUSTRIA E CONSTRUCO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6.832.826/0006-61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SPESAS DE PEQUENO VUL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9/2023 a 15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2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9/2023</text:p>
          </table:table-cell>
          <table:covered-table-cell/>
          <table:table-cell office:value-type="string" table:number-columns-spanned="8" table:number-rows-spanned="1" table:style-name="ce22">
            <text:p>J P PRESTAÇÃO DE SERVIÇO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2.066.782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E SERVIÇO DE LOCAÇÃO DE CAÇAMBA PARA RETIRADA DOS RESTOS DE JARDINAGE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08/2023 a 13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4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3</text:p>
          </table:table-cell>
          <table:covered-table-cell/>
          <table:table-cell office:value-type="string" table:number-columns-spanned="8" table:number-rows-spanned="1" table:style-name="ce22">
            <text:p>DEPÓSITO DE MATERIAIS DE CONSTRUÇÃO GOME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1.745.971/0001-3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IS PARA PEQUENAS MANUTENÇÕES EM EQUIPAMENTOS DA PRM DE DIVINÓPOL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4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A CARINA MESQUITA VILELA FERREIRA - CPF: 076.987.944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7/2023 a 23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9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3</text:p>
          </table:table-cell>
          <table:covered-table-cell/>
          <table:table-cell office:value-type="string" table:number-columns-spanned="8" table:number-rows-spanned="1" table:style-name="ce22">
            <text:p>TAIPA MATERIAIS PARA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651.993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3</text:p>
          </table:table-cell>
          <table:covered-table-cell/>
          <table:table-cell office:value-type="string" table:number-columns-spanned="8" table:number-rows-spanned="1" table:style-name="ce22">
            <text:p>L F GERHARDT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576.405/0001-96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3</text:p>
          </table:table-cell>
          <table:covered-table-cell/>
          <table:table-cell office:value-type="string" table:number-columns-spanned="8" table:number-rows-spanned="1" table:style-name="ce22">
            <text:p>TAIPA MATERIAIS PARA CONSTRU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651.993/0001-10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A DEMANDAS DE CONTRATAÇÕES DE PEQUENOS VALORES QUE SÃO DE UTILIZAÇÃO IMEDIATA E NÃO PASSÍVEIS DE PLANEJ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IR FONSECA GONZAGA - CPF: 371.336.321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7/2023 a 23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94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3</text:p>
          </table:table-cell>
          <table:covered-table-cell/>
          <table:table-cell office:value-type="string" table:number-columns-spanned="8" table:number-rows-spanned="1" table:style-name="ce22">
            <text:p>ANDRESSA SANTOS CALDEIRA - PRESTADORA CALDEIRA</text:p>
          </table:table-cell>
          <table:covered-table-cell table:number-columns-repeated="7"/>
          <table:table-cell office:value-type="string" table:number-columns-spanned="3" table:number-rows-spanned="1" table:style-name="ce21">
            <text:p>38.201.808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NECESSÁRIA PARA ATENDER DEMANDA DA PRM\SINOP, VISTO QUE NÃO HAVIA ESTOQUE EM CUIABÁ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O VITOR ARCANJO DA SILVA - CPF: 007.362.311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7/2023 a 23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9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3</text:p>
          </table:table-cell>
          <table:covered-table-cell/>
          <table:table-cell office:value-type="string" table:number-columns-spanned="8" table:number-rows-spanned="1" table:style-name="ce22">
            <text:p>CASA DO ADUBO S.A.</text:p>
          </table:table-cell>
          <table:covered-table-cell table:number-columns-repeated="7"/>
          <table:table-cell office:value-type="string" table:number-columns-spanned="3" table:number-rows-spanned="1" table:style-name="ce21">
            <text:p>28.138.113/0007-62</text:p>
          </table:table-cell>
          <table:covered-table-cell table:number-columns-repeated="2"/>
          <table:table-cell office:value-type="string" table:number-columns-spanned="10" table:number-rows-spanned="1" table:style-name="ce23">
            <text:p>GEL BARATAS PARA APLICAR NOS MÓVEIS DA COPA E BALC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3</text:p>
          </table:table-cell>
          <table:covered-table-cell/>
          <table:table-cell office:value-type="string" table:number-columns-spanned="8" table:number-rows-spanned="1" table:style-name="ce22">
            <text:p>DATAPLUS INFORMÁTICA</text:p>
          </table:table-cell>
          <table:covered-table-cell table:number-columns-repeated="7"/>
          <table:table-cell office:value-type="string" table:number-columns-spanned="3" table:number-rows-spanned="1" table:style-name="ce21">
            <text:p>36.902.971/0003-3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BATER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3</text:p>
          </table:table-cell>
          <table:covered-table-cell/>
          <table:table-cell office:value-type="string" table:number-columns-spanned="8" table:number-rows-spanned="1" table:style-name="ce22">
            <text:p>FENIX DISTRIBUIDORA DE PRODUTOS DE LIMPEZA</text:p>
          </table:table-cell>
          <table:covered-table-cell table:number-columns-repeated="7"/>
          <table:table-cell office:value-type="string" table:number-columns-spanned="3" table:number-rows-spanned="1" table:style-name="ce21">
            <text:p>46.021.056/0001-2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OPOS DESCARTÁVE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JESUS DOS SANTOS CARVALHO - CPF: 872.163.967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3 a 04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4/09/2023</text:p>
          </table:table-cell>
          <table:covered-table-cell/>
          <table:table-cell office:value-type="string" table:number-columns-spanned="8" table:number-rows-spanned="1" table:style-name="ce22">
            <text:p>LEROY MERLIN CIA BRASILEIRA DE BRICOLAGEM</text:p>
          </table:table-cell>
          <table:covered-table-cell table:number-columns-repeated="7"/>
          <table:table-cell office:value-type="string" table:number-columns-spanned="3" table:number-rows-spanned="1" table:style-name="ce21">
            <text:p>01.438.784/0023-0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QUISIÇÃO DE MATERIAIS DIVERS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60,36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OMAR LUIZ SAUSEN - CPF: 981.023.709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3/06/2023 a 10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4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9/2023</text:p>
          </table:table-cell>
          <table:covered-table-cell/>
          <table:table-cell office:value-type="string" table:number-columns-spanned="8" table:number-rows-spanned="1" table:style-name="ce22">
            <text:p>NINK E FERREI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674.210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DILIGENCIA EM ALDEI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7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7/2023 a 09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8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9/2023</text:p>
          </table:table-cell>
          <table:covered-table-cell/>
          <table:table-cell office:value-type="string" table:number-columns-spanned="8" table:number-rows-spanned="1" table:style-name="ce22">
            <text:p>COPIADORA RORIZ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22.882.427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SOLICITAÇÃO DA ASSESP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EBASTIAO CARVALHO DE SOUZA NETO - CPF: 142.780.302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09/2023 a 16/10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3</text:p>
          </table:table-cell>
          <table:covered-table-cell/>
          <table:table-cell office:value-type="string" table:number-columns-spanned="8" table:number-rows-spanned="1" table:style-name="ce22">
            <text:p>IMUNIZADORA PROTEGE COM. E SERVIÇOS EIRELI-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609.533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LIMPEZA DO TERRENO DA PR-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429,3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EDILSON BRAGA DE AZEVEDO - CPF: 632.331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3 a 15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4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9/2023</text:p>
          </table:table-cell>
          <table:covered-table-cell/>
          <table:table-cell office:value-type="string" table:number-columns-spanned="8" table:number-rows-spanned="1" table:style-name="ce22">
            <text:p>MALF DOS SANTOS MATERIAIS DE CONSTRUCA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2.344.43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PARA SUPRIR CONTROLES DAS GARAGENS E MANUTENÇÃO EM COMPUTADORES DA UNIDADE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0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HERMEBERT HERMES SIQUEIRA DE SOUZA - CPF: 091.370.638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6/2023 a 22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7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3</text:p>
          </table:table-cell>
          <table:covered-table-cell/>
          <table:table-cell office:value-type="string" table:number-columns-spanned="8" table:number-rows-spanned="1" table:style-name="ce22">
            <text:p>A.D.ARAGÃO DISPLAY'S E PEÇAS EM ACRÍLICO</text:p>
          </table:table-cell>
          <table:covered-table-cell table:number-columns-repeated="7"/>
          <table:table-cell office:value-type="string" table:number-columns-spanned="3" table:number-rows-spanned="1" table:style-name="ce21">
            <text:p>31.108.193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TENDO EM VISTA A NECESSIDADE DE TROCA DAS PLACAS DE IDENTIFICA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88,9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2/09/2023</text:p>
          </table:table-cell>
          <table:covered-table-cell/>
          <table:table-cell office:value-type="string" table:number-columns-spanned="8" table:number-rows-spanned="1" table:style-name="ce22">
            <text:p>DENTAL RICARDO TANAK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52.083.326/0013-67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<text:s/>ODONTOLÓGICO <text:s/>NECESSÁRIO <text:s/>A <text:s/>MANTER <text:s/>O <text:s/>ATENDIMENTO <text:s/>A <text:s/>MEMBROS <text:s/>,SERVIDORES <text:s/>E DEPENDENTES NO AMBULATÓRIO ODONTOLÓGICO. <text:s text:c="2"/>NÃO <text:s/>FOI <text:s/>POSSÍVEL <text:s/>A <text:s/>COMPRA <text:s/>DO <text:s/>MATERIAL <text:s/>POR <text:s/>LICITAÇÃO <text:s/>OU <text:s/>POR <text:s/>DISPENSA. <text:s/>PGEA 1.34.001.005888/2022-47 E PGEA 1.34.001.004445/2023-10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6/2023 a 08/09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3</text:p>
          </table:table-cell>
          <table:covered-table-cell/>
          <table:table-cell office:value-type="string" table:number-columns-spanned="8" table:number-rows-spanned="1" table:style-name="ce22">
            <text:p>ZAMPIERON E DALACORTE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92.783.927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DUAS LANTERNAS DE CABEÇA PARA A INFORMÁT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9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10/10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11" table:style-name="ro5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0-10T23:05:26Z</meta:creation-date>
    <dc:date>2023-10-10T23:05:26Z</dc:date>
  </office:meta>
</office:document-meta>
</file>